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sans-serif" svg:font-family="sans-serif"/>
    <style:font-face style:name="serif" svg:font-family="serif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2.743cm"/>
    </style:style>
    <style:style style:name="Таблица1.B" style:family="table-column">
      <style:table-column-properties style:column-width="13.7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4.493cm"/>
    </style:style>
    <style:style style:name="Таблица2.B" style:family="table-column">
      <style:table-column-properties style:column-width="11.9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cm" table:align="left" fo:background-color="transparent">
        <style:background-image/>
      </style:table-properties>
    </style:style>
    <style:style style:name="Таблица3.A" style:family="table-column">
      <style:table-column-properties style:column-width="3.022cm"/>
    </style:style>
    <style:style style:name="Таблица3.B" style:family="table-column">
      <style:table-column-properties style:column-width="13.979cm"/>
    </style:style>
    <style:style style:name="Таблица3.A1" style:family="table-cell">
      <style:table-cell-properties style:vertical-align="middle" fo:padding="0.049cm" fo:border="0.05pt solid #000000"/>
    </style:style>
    <style:style style:name="P1" style:family="paragraph" style:parent-style-name="List_20_Paragraph" style:list-style-name="WWNum1">
      <style:paragraph-properties fo:margin-top="0cm" fo:margin-bottom="0.353cm" style:contextual-spacing="true" fo:line-height="115%"/>
      <style:text-properties officeooo:paragraph-rsid="001ae133"/>
    </style:style>
    <style:style style:name="P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133"/>
    </style:style>
    <style:style style:name="P3" style:family="paragraph" style:parent-style-name="List_20_Paragraph" style:list-style-name="WWNum2">
      <style:paragraph-properties fo:margin-left="1.249cm" fo:margin-right="0cm" fo:margin-top="0cm" fo:margin-bottom="0cm" style:contextual-spacing="true" fo:text-align="justify" style:justify-single-word="false" fo:text-indent="-0.635cm" style:auto-text-indent="false"/>
      <style:text-properties officeooo:paragraph-rsid="001ae133"/>
    </style:style>
    <style:style style:name="P4" style:family="paragraph" style:parent-style-name="List_20_Paragraph" style:list-style-name="WWNum3">
      <style:text-properties officeooo:paragraph-rsid="001ae133"/>
    </style:style>
    <style:style style:name="P5" style:family="paragraph" style:parent-style-name="Normal_20__28_Web_29_">
      <style:paragraph-properties fo:margin-top="0cm" fo:margin-bottom="0cm" style:contextual-spacing="false"/>
      <style:text-properties fo:font-weight="bold" officeooo:paragraph-rsid="001ae13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e133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officeooo:paragraph-rsid="001ae133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text-properties style:font-name="Times New Roman" fo:font-size="12pt" officeooo:paragraph-rsid="001ae133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officeooo:paragraph-rsid="001ae133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officeooo:paragraph-rsid="001ae133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01ae133"/>
    </style:style>
    <style:style style:name="P12" style:family="paragraph" style:parent-style-name="Standard">
      <style:paragraph-properties fo:text-align="justify" style:justify-single-word="false"/>
      <style:text-properties officeooo:paragraph-rsid="001ae133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1ae133" fo:hyphenate="false" fo:hyphenation-remain-char-count="2" fo:hyphenation-push-char-count="2" loext:hyphenation-no-caps="false"/>
    </style:style>
    <style:style style:name="P14" style:family="paragraph" style:parent-style-name="Standard">
      <style:text-properties officeooo:paragraph-rsid="001ae133"/>
    </style:style>
    <style:style style:name="P15" style:family="paragraph" style:parent-style-name="Standard">
      <style:paragraph-properties fo:margin-top="0cm" fo:margin-bottom="0.282cm" style:contextual-spacing="false"/>
      <style:text-properties officeooo:paragraph-rsid="001ae133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sans-serif" fo:font-size="12pt" officeooo:paragraph-rsid="001ae133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6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ff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sans-serif"/>
    </style:style>
    <style:style style:name="T11" style:family="text">
      <style:text-properties style:font-name="sans-serif" fo:font-size="15pt"/>
    </style:style>
    <style:style style:name="T12" style:family="text">
      <style:text-properties style:font-name="serif"/>
    </style:style>
    <style:style style:name="T13" style:family="text">
      <style:text-properties style:font-name="serif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Практическое занятие 2</text:span></text:p>
      <text:p text:style-name="P6"><text:span text:style-name="T1">Анализ предметной области. Определение требований проекта. Разработка <text:s/>документа <text:s/>«Техническое <text:s/>задание» <text:s/>(разработка <text:s/>и <text:s/>оформление <text:s/>документа, согласование документа с заказчиком и руководителем, корректировка документа). Выбор модели разработки программного обеспечения</text:span></text:p>
      <text:p text:style-name="P14"><text:span text:style-name="T1">Цель занятия: </text:span><text:span text:style-name="T3">исследовать требования к заполнению разделов технического задания, приобрести умения анализа предметной области, разработки технического задания и проектной документации, согласование технического задания с заказчиком. <text:s/></text:span></text:p>
      <text:p text:style-name="P14"><text:span text:style-name="T1">Оборудование:</text:span><text:span text:style-name="T3"> ПК, </text:span></text:p>
      <text:p text:style-name="P14"><text:span text:style-name="T1">Источники: </text:span></text:p>
      <text:list xml:id="list537036907" text:style-name="WWNum1">
        <text:list-item>
          <text:p text:style-name="P1"><text:span text:style-name="T3">ГОСТ 19.201-78 Единая система программной документации. Техническое задание. Требования к содержанию и оформлению (</text:span><text:a xlink:type="simple" xlink:href="https://www.swrit.ru/doc/espd/19.201-78.pdf?ysclid=lpilsyo3y7583595391" text:style-name="Internet_20_link" text:visited-style-name="Visited_20_Internet_20_Link"><text:span text:style-name="Internet_20_link">ГОСТ 19.201-78. ЕСПД. Техническое задание. Требования к содержанию и оформлению (swrit.ru)</text:span></text:a>)<text:span text:style-name="T3">;</text:span></text:p>
        </text:list-item>
        <text:list-item>
          <text:p text:style-name="P1"><text:a xlink:type="simple" xlink:href="https://tdocs.su/12215?ysclid=lpimkuelvd273309603" text:style-name="Internet_20_link" text:visited-style-name="Visited_20_Internet_20_Link"><text:span text:style-name="Internet_20_link">Как писать техническое задание на программу по ГОСТ 19.201-78?|Техническая документация (tdocs.su)</text:span></text:a></text:p>
        </text:list-item>
        <text:list-item>
          <text:p text:style-name="P1"><text:a xlink:type="simple" xlink:href="https://pro-prof.com/forums/topic/пример-технического-задания-по-гост-19-201-78?ysclid=lpilysdurk927541118" text:style-name="Internet_20_link" text:visited-style-name="Visited_20_Internet_20_Link"><text:span text:style-name="Internet_20_link">Пример технического задания по ГОСТ 19.201-78 — Блог программиста (pro-prof.com)</text:span></text:a></text:p>
        </text:list-item>
      </text:list>
      <text:p text:style-name="P8"/>
      <text:p text:style-name="P6"><text:span text:style-name="T1">ЗАДАНИЯ К ПРАКТИЧЕСКОМУ ЗАНЯТИЮ</text:span></text:p>
      <text:p text:style-name="P11"><text:span text:style-name="T6">Вы являетесь разработчиком программного обеспечения в фирме ИП «Программист», директором фирмы является ваш руководитель практики. В Вашу фирму обратился заказчик, для которого необходимо разработать бот для работы с информацией в указанной в таблице предметной области (см. вариант задания). <text:s/>В беседе с пользователем <text:s/>было установлено, ряд требований заказчика согласно которым должна осуществляться логика работы бота</text:span></text:p>
      <text:list xml:id="list452906483" text:style-name="WWNum2">
        <text:list-item>
          <text:p text:style-name="P2"><text:span text:style-name="T6">При запуске бота появляется окно для задания имени пользователя, потом основное окно.</text:span></text:p>
        </text:list-item>
        <text:list-item>
          <text:p text:style-name="P2"><text:span text:style-name="T6">Ответ ботом на несколько реплик заданного шаблона («Привет, Бот!» и т.п.)</text:span></text:p>
        </text:list-item>
        <text:list-item>
          <text:p text:style-name="P2"><text:span text:style-name="T6">Ответ на простые команды (вопросы). Например: «Который час?», вопросы о статистике по обмену сообщениями и т.п.</text:span></text:p>
        </text:list-item>
        <text:list-item>
          <text:p text:style-name="P2"><text:span text:style-name="T6">Ответ на команды с параметрами: Например: «умножь 12 на 157»</text:span></text:p>
        </text:list-item>
        <text:list-item>
          <text:p text:style-name="P2"><text:span text:style-name="T6">Бот должен хранить историю сообщений, включая время отправки и автора.</text:span></text:p>
        </text:list-item>
        <text:list-item>
          <text:p text:style-name="P2"><text:span text:style-name="T6">Записывать историю в файл при завершении программы. Загружать из файла при запуске программы</text:span></text:p>
        </text:list-item>
        <text:list-item>
          <text:p text:style-name="P3"><text:span text:style-name="T6">Программа должна иметь диалоговый интерфейс с <text:s/>пользователем</text:span></text:p>
        </text:list-item>
        <text:list-item>
          <text:p text:style-name="P3"><text:span text:style-name="T6">Программа должна иметь модульную архитектуру и соответствовать принципам построения ООП.</text:span></text:p>
        </text:list-item>
      </text:list>
      <text:p text:style-name="P14"><text:span text:style-name="T6"><text:s/></text:span><text:span text:style-name="T2">Варианты: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T4">№ Варианта</text:span></text:p>
          </table:table-cell>
          <table:table-cell table:style-name="Таблица1.A1" office:value-type="string">
            <text:p text:style-name="P10"><text:span text:style-name="T4">Предметная обла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</text:span></text:p>
          </table:table-cell>
          <table:table-cell table:style-name="Таблица1.A1" office:value-type="string">
            <text:p text:style-name="P10"><text:span text:style-name="T4">Страховая Медицинская комп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2</text:span></text:p>
          </table:table-cell>
          <table:table-cell table:style-name="Таблица1.A1" office:value-type="string">
            <text:p text:style-name="P10"><text:span text:style-name="T4">Агентство недвижим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3</text:span></text:p>
          </table:table-cell>
          <table:table-cell table:style-name="Таблица1.A1" office:value-type="string">
            <text:p text:style-name="P10"><text:span text:style-name="T4">Кадровое агент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4</text:span></text:p>
          </table:table-cell>
          <table:table-cell table:style-name="Таблица1.A1" office:value-type="string">
            <text:p text:style-name="P10"><text:span text:style-name="T4">Компания по разработке программных продуктов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5</text:span></text:p>
          </table:table-cell>
          <table:table-cell table:style-name="Таблица1.A1" office:value-type="string">
            <text:p text:style-name="P10"><text:span text:style-name="T4">Туропе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6</text:span></text:p>
          </table:table-cell>
          <table:table-cell table:style-name="Таблица1.A1" office:value-type="string">
            <text:p text:style-name="P10"><text:span text:style-name="T4">Регистратура поликлиник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7</text:span></text:p>
          </table:table-cell>
          <table:table-cell table:style-name="Таблица1.A1" office:value-type="string">
            <text:p text:style-name="P10"><text:span text:style-name="T4">Станция техобслуживания автомобилей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8</text:span></text:p>
          </table:table-cell>
          <table:table-cell table:style-name="Таблица1.A1" office:value-type="string">
            <text:p text:style-name="P10"><text:span text:style-name="T4">Гости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9</text:span></text:p>
          </table:table-cell>
          <table:table-cell table:style-name="Таблица1.A1" office:value-type="string">
            <text:p text:style-name="P10"><text:span text:style-name="T4">Агентство по трудоустройству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0</text:span></text:p>
          </table:table-cell>
          <table:table-cell table:style-name="Таблица1.A1" office:value-type="string">
            <text:p text:style-name="P10"><text:span text:style-name="T4">Отдел кадров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1</text:span></text:p>
          </table:table-cell>
          <table:table-cell table:style-name="Таблица1.A1" office:value-type="string">
            <text:p text:style-name="P10"><text:span text:style-name="T4">Агентство грузоперевозок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2</text:span></text:p>
          </table:table-cell>
          <table:table-cell table:style-name="Таблица1.A1" office:value-type="string">
            <text:p text:style-name="P10"><text:span text:style-name="T4">Фирма-производитель мебели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0"><text:span text:style-name="T4">13</text:span></text:p>
          </table:table-cell>
          <table:table-cell table:style-name="Таблица1.A1" office:value-type="string">
            <text:p text:style-name="P10"><text:span text:style-name="T4">Кинотеатр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4</text:span></text:p>
          </table:table-cell>
          <table:table-cell table:style-name="Таблица1.A1" office:value-type="string">
            <text:p text:style-name="P10"><text:span text:style-name="T4">Магазин компьютерной техник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15</text:span></text:p>
          </table:table-cell>
          <table:table-cell table:style-name="Таблица1.A1" office:value-type="string">
            <text:p text:style-name="P10"><text:span text:style-name="T4">Библиотека</text:span></text:p>
          </table:table-cell>
        </table:table-row>
      </table:table>
      <text:p text:style-name="P12"><text:span text:style-name="T8"><text:tab/></text:span><text:span text:style-name="T6">Прежде чем приступить к разработке бота </text:span><text:span text:style-name="T9">НЕОБХОДИМО РАЗРАБОТАТЬ ТЕХНИЧЕСКОЕ ЗАДАНИЕ и утвердить его руководителем ИП «Программист» и согласовать с заказчиком Ивановым И.И.</text:span><text:span text:style-name="T6"> Основанием разработки технического задания является договор №1 от 29.11.2023 г «О разработке бота по требованиям заказчика». Срок реализации заказа не более 5 календарных дней со дня утверждения технического задания на разработку приложения.</text:span></text:p>
      <text:p text:style-name="P12"><text:span text:style-name="T7">Для решения задачи выполните следующие задания:</text:span></text:p>
      <text:p text:style-name="P14"><text:bookmark text:name="_gjdgxs"/><text:span text:style-name="T1">Задание 1. </text:span><text:span text:style-name="T3">Работая с источником 1 ознакомьтесь со структурой технического задания на разработку программного продукта (или его частей). Данными исследования заполните таблицу 1. </text:span></text:p>
      <text:p text:style-name="P14"><text:span text:style-name="T3">Таблица 1 - Структура разделов технического задания по ГОСТ 19.201-78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5">Название раздела</text:span></text:p>
          </table:table-cell>
          <table:table-cell table:style-name="Таблица2.A1" office:value-type="string">
            <text:p text:style-name="P13"><text:span text:style-name="T5">Требования к содержанию разделу</text:span></text:p>
          </table:table-cell>
        </table:table-row>
        <table:table-row table:style-name="Таблица2.1">
          <table:table-cell table:style-name="Таблица2.A1" office:value-type="string">
            <text:p text:style-name="P16">Введение</text:p>
          </table:table-cell>
          <table:table-cell table:style-name="Таблица2.A1" office:value-type="string">
            <text:p text:style-name="P7"><text:span text:style-name="T10">указывают</text:span> <text:span text:style-name="T10">наименование</text:span><text:span text:style-name="T12">,</text:span> <text:span text:style-name="T10">краткую</text:span> <text:span text:style-name="T10">характеристику</text:span> <text:span text:style-name="T10">области</text:span><text:line-break/><text:span text:style-name="T10">применения</text:span> <text:span text:style-name="T10">программы</text:span> <text:span text:style-name="T10">или</text:span> <text:span text:style-name="T10">программного</text:span> <text:span text:style-name="T10">изделия</text:span> <text:span text:style-name="T10">и</text:span> <text:span text:style-name="T10">объекта</text:span><text:span text:style-name="T12">,</text:span> <text:span text:style-name="T10">в</text:span> <text:span text:style-name="T10">котором</text:span> <text:span text:style-name="T10">используют</text:span><text:line-break/><text:span text:style-name="T10">программу</text:span> <text:span text:style-name="T10">или</text:span> <text:span text:style-name="T10">программное</text:span> <text:span text:style-name="T10">изделие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Основания</text:span> <text:span text:style-name="T10">для</text:span> <text:span text:style-name="T10">разработки</text:span></text:p>
          </table:table-cell>
          <table:table-cell table:style-name="Таблица2.A3" office:value-type="string">
            <text:p text:style-name="P7"><text:span text:style-name="T10">•документ</text:span> <text:span text:style-name="T12">(</text:span><text:span text:style-name="T10">документы</text:span><text:span text:style-name="T12">),</text:span> <text:span text:style-name="T10">на</text:span> <text:span text:style-name="T10">основании</text:span> <text:span text:style-name="T10">которых</text:span> <text:span text:style-name="T10">ведется</text:span> <text:span text:style-name="T10">разработка</text:span><text:span text:style-name="T12">;</text:span><text:line-break/>• <text:span text:style-name="T10">организация</text:span><text:span text:style-name="T12">,</text:span> <text:span text:style-name="T10">утвердившая</text:span> <text:span text:style-name="T10">этот</text:span> <text:span text:style-name="T10">документ</text:span><text:span text:style-name="T12">,</text:span> <text:span text:style-name="T10">и</text:span> <text:span text:style-name="T10">дата</text:span> <text:span text:style-name="T10">его</text:span> <text:span text:style-name="T10">утверждения</text:span><text:span text:style-name="T12">;</text:span><text:line-break/>• <text:span text:style-name="T10">наименование</text:span> <text:span text:style-name="T10">и</text:span> <text:span text:style-name="T12">(</text:span><text:span text:style-name="T10">или</text:span><text:span text:style-name="T12">)</text:span> <text:span text:style-name="T10">условное</text:span> <text:span text:style-name="T10">обозначение</text:span> <text:span text:style-name="T10">темы</text:span> <text:span text:style-name="T10">разработки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Назначение</text:span> <text:span text:style-name="T10">разработки</text:span></text:p>
          </table:table-cell>
          <table:table-cell table:style-name="Таблица2.A3" office:value-type="string">
            <text:p text:style-name="P7"><text:span text:style-name="T10">должно</text:span> <text:span text:style-name="T10">быть</text:span> <text:span text:style-name="T10">указано</text:span> <text:span text:style-name="T10">функциональное</text:span> <text:span text:style-name="T10">и</text:span><text:line-break/><text:span text:style-name="T10">эксплуатационное</text:span> <text:span text:style-name="T10">назначение</text:span> <text:span text:style-name="T10">программы</text:span> <text:span text:style-name="T10">или</text:span> <text:span text:style-name="T10">программного</text:span> <text:span text:style-name="T10">изделия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Требования</text:span> <text:span text:style-name="T10">к</text:span> <text:span text:style-name="T10">программе</text:span> <text:span text:style-name="T10">или</text:span> <text:span text:style-name="T10">программному</text:span> <text:span text:style-name="T10">изделию</text:span></text:p>
          </table:table-cell>
          <table:table-cell table:style-name="Таблица2.A3" office:value-type="string">
            <text:p text:style-name="P7">• <text:span text:style-name="T10">требования</text:span> <text:span text:style-name="T10">к</text:span> <text:span text:style-name="T10">функциональным</text:span> <text:span text:style-name="T10">характеристикам</text:span><text:span text:style-name="T12">;</text:span><text:line-break/>• <text:span text:style-name="T10">требования</text:span> <text:span text:style-name="T10">к</text:span> <text:span text:style-name="T10">надежности</text:span><text:span text:style-name="T12">;</text:span><text:line-break/>• <text:span text:style-name="T10">условия</text:span> <text:span text:style-name="T10">эксплуатации</text:span><text:span text:style-name="T12">;</text:span><text:line-break/>• <text:span text:style-name="T10">требования</text:span> <text:span text:style-name="T10">к</text:span> <text:span text:style-name="T10">составу</text:span> <text:span text:style-name="T10">и</text:span> <text:span text:style-name="T10">параметрам</text:span> <text:span text:style-name="T10">технических</text:span> <text:span text:style-name="T10">средств</text:span><text:span text:style-name="T12">;</text:span><text:line-break/>• <text:span text:style-name="T10">требования</text:span> <text:span text:style-name="T10">к</text:span> <text:span text:style-name="T10">информационной</text:span> <text:span text:style-name="T10">и</text:span> <text:span text:style-name="T10">программной</text:span> <text:span text:style-name="T10">совместимости</text:span><text:span text:style-name="T12">;</text:span><text:line-break/>• <text:span text:style-name="T10">требования</text:span> <text:span text:style-name="T10">к</text:span> <text:span text:style-name="T10">маркировке</text:span> <text:span text:style-name="T10">и</text:span> <text:span text:style-name="T10">упаковке</text:span><text:span text:style-name="T12">;</text:span><text:line-break/>• <text:span text:style-name="T10">требования</text:span> <text:span text:style-name="T10">к</text:span> <text:span text:style-name="T10">транспортированию</text:span> <text:span text:style-name="T10">и</text:span> <text:span text:style-name="T10">хранению</text:span><text:span text:style-name="T12">;</text:span><text:line-break/>• <text:span text:style-name="T10">специальные</text:span> <text:span text:style-name="T10">требования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Технико</text:span><text:span text:style-name="T12">-</text:span><text:span text:style-name="T10">экономические</text:span> <text:span text:style-name="T10">показатели</text:span></text:p>
          </table:table-cell>
          <table:table-cell table:style-name="Таблица2.A3" office:value-type="string">
            <text:p text:style-name="P7"><text:span text:style-name="T10">ориентировочная</text:span> <text:span text:style-name="T10">экономическая</text:span> <text:span text:style-name="T10">эффективность</text:span><text:span text:style-name="T12">,</text:span> <text:span text:style-name="T10">предполагаемая</text:span> <text:span text:style-name="T10">годовая</text:span> <text:span text:style-name="T10">потребность</text:span><text:span text:style-name="T12">,</text:span><text:line-break/><text:span text:style-name="T10">экономические</text:span> <text:span text:style-name="T10">преимущества</text:span> <text:span text:style-name="T10">разработки</text:span> <text:span text:style-name="T10">по</text:span> <text:span text:style-name="T10">сравнению</text:span> <text:span text:style-name="T10">с</text:span> <text:span text:style-name="T10">лучшими</text:span> <text:span text:style-name="T10">отечественными</text:span> <text:span text:style-name="T10">и</text:span><text:line-break/><text:span text:style-name="T10">зарубежными</text:span> <text:span text:style-name="T10">образцами</text:span> <text:span text:style-name="T10">или</text:span> <text:span text:style-name="T10">аналогами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Стадии</text:span> <text:span text:style-name="T10">и</text:span> <text:span text:style-name="T10">этапы</text:span> <text:span text:style-name="T10">разработки</text:span></text:p>
          </table:table-cell>
          <table:table-cell table:style-name="Таблица2.A3" office:value-type="string">
            <text:p text:style-name="P7"><text:span text:style-name="T10">необходимые</text:span> <text:span text:style-name="T10">стадии</text:span><text:line-break/><text:span text:style-name="T10">разработки</text:span><text:span text:style-name="T12">,</text:span> <text:span text:style-name="T10">этапы</text:span> <text:span text:style-name="T10">и</text:span> <text:span text:style-name="T10">содержание</text:span> <text:span text:style-name="T10">работ</text:span> <text:span text:style-name="T12">(</text:span><text:span text:style-name="T10">перечень</text:span> <text:soft-page-break/><text:span text:style-name="T10">программных</text:span> <text:span text:style-name="T10">документов</text:span><text:span text:style-name="T12">,</text:span> <text:span text:style-name="T10">которые</text:span><text:line-break/><text:span text:style-name="T10">должны</text:span> <text:span text:style-name="T10">быть</text:span> <text:span text:style-name="T10">разработаны</text:span><text:span text:style-name="T12">,</text:span> <text:span text:style-name="T10">согласованы</text:span> <text:span text:style-name="T10">и</text:span> <text:span text:style-name="T10">утверждены</text:span><text:span text:style-name="T12">),</text:span> <text:span text:style-name="T10">а</text:span> <text:span text:style-name="T10">также</text:span><text:span text:style-name="T12">,</text:span> <text:span text:style-name="T10">как</text:span> <text:span text:style-name="T10">правило</text:span><text:span text:style-name="T12">,</text:span> <text:span text:style-name="T10">сроки</text:span><text:line-break/><text:span text:style-name="T10">разработки</text:span> <text:span text:style-name="T10">и</text:span> <text:span text:style-name="T10">определяют</text:span> <text:span text:style-name="T10">исполнителей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Порядок</text:span> <text:span text:style-name="T10">контроля</text:span> <text:span text:style-name="T10">и</text:span> <text:span text:style-name="T10">приемки</text:span></text:p>
          </table:table-cell>
          <table:table-cell table:style-name="Таблица2.A3" office:value-type="string">
            <text:p text:style-name="P7"><text:span text:style-name="T10">должны</text:span> <text:span text:style-name="T10">быть</text:span> <text:span text:style-name="T10">указаны</text:span> <text:span text:style-name="T10">виды</text:span> <text:span text:style-name="T10">испытаний</text:span> <text:span text:style-name="T10">и</text:span><text:line-break/><text:span text:style-name="T10">общие</text:span> <text:span text:style-name="T10">требования</text:span> <text:span text:style-name="T10">к</text:span> <text:span text:style-name="T10">приемке</text:span> <text:span text:style-name="T10">работы</text:span><text:span text:style-name="T12">.</text:span></text:p>
          </table:table-cell>
        </table:table-row>
        <table:table-row table:style-name="Таблица2.1">
          <table:table-cell table:style-name="Таблица2.A3" office:value-type="string">
            <text:p text:style-name="P7"><text:span text:style-name="T10">Требования</text:span> <text:span text:style-name="T10">к</text:span> <text:span text:style-name="T10">программной</text:span> <text:span text:style-name="T10">документации</text:span></text:p>
          </table:table-cell>
          <table:table-cell table:style-name="Таблица2.A3" office:value-type="string">
            <text:p text:style-name="P7"><text:span text:style-name="T10">должен</text:span> <text:span text:style-name="T10">быть</text:span> <text:span text:style-name="T10">указан</text:span><text:line-break/><text:span text:style-name="T10">предварительный</text:span> <text:span text:style-name="T10">состав</text:span> <text:span text:style-name="T10">программной</text:span> <text:span text:style-name="T10">документации</text:span> <text:span text:style-name="T10">и</text:span><text:span text:style-name="T12">,</text:span> <text:span text:style-name="T10">при</text:span> <text:span text:style-name="T10">необходимости</text:span><text:span text:style-name="T12">,</text:span> <text:span text:style-name="T10">специальные</text:span><text:line-break/><text:span text:style-name="T10">требования</text:span> <text:span text:style-name="T10">к</text:span> <text:span text:style-name="T10">ней</text:span><text:span text:style-name="T12">.</text:span></text:p>
          </table:table-cell>
        </table:table-row>
      </table:table>
      <text:p text:style-name="P9"/>
      <text:p text:style-name="P14"><text:span text:style-name="T1">Задание 2. <text:s/></text:span><text:span text:style-name="T3">Выполните анализ предметной области. Для этого перейдите по ссылке </text:span><text:a xlink:type="simple" xlink:href="https://disk.yandex.ru/i/8LVjXk1OTcNbug" text:style-name="Internet_20_link" text:visited-style-name="Visited_20_Internet_20_Link"><text:span text:style-name="Internet_20_link"><text:span text:style-name="T3">https://disk.yandex.ru/i/8LVjXk1OTcNbug</text:span></text:span></text:a><text:span text:style-name="T3"> <text:s/>н заполните данными столбцов таблицы строки с номером вашего варианта</text:span></text:p>
      <text:p text:style-name="P14"><text:span text:style-name="T1">Задание 3. <text:s/></text:span><text:span text:style-name="T3">Ознакомьтесь с примером и шаблоном технического задания.</text:span></text:p>
      <text:p text:style-name="P14"><text:span text:style-name="T1">Задание 4. </text:span><text:span text:style-name="T3">Используя структуру шаблона и образец технического задания, разработайте техническое задание на разработку бота. Документ должен:</text:span></text:p>
      <text:list xml:id="list371577767" text:style-name="WWNum3">
        <text:list-item>
          <text:p text:style-name="P4"><text:span text:style-name="T3"><text:s/>содержать титульный лист с грифами утверждения и согласования</text:span></text:p>
        </text:list-item>
        <text:list-item>
          <text:p text:style-name="P4"><text:span text:style-name="T3"><text:s/>Содержание со списком разделов и страниц</text:span></text:p>
        </text:list-item>
        <text:list-item>
          <text:p text:style-name="P4"><text:span text:style-name="T3">Основной текст документа должен быть разделен на разделы, информационное содержание разделов должно соответствовать ГОСТ 19.201-78</text:span></text:p>
        </text:list-item>
        <text:list-item>
          <text:p text:style-name="P4"><text:span text:style-name="T3">Текст документа оформлен шрифтом размером 12-14 пт., интервал одинарный</text:span></text:p>
        </text:list-item>
        <text:list-item>
          <text:p text:style-name="P4"><text:span text:style-name="T3">Заголовки разделов выделены полужирным стилем шрифта</text:span></text:p>
        </text:list-item>
        <text:list-item>
          <text:p text:style-name="P4"><text:span text:style-name="T3">Страницы документа должны быть пронумерованы. Номер страницы должен располагаться в правом нижнем углу документа.</text:span></text:p>
        </text:list-item>
      </text:list>
      <text:p text:style-name="P14"><text:span text:style-name="T1">Задание 5. </text:span><text:span text:style-name="T3">Разработайте приложение к техническому заданию - диаграмму классов, поясняющую схему построения</text:span><text:span text:style-name="T1"> </text:span><text:span text:style-name="T3">классов приложения и их взаимодействие.</text:span></text:p>
      <text:p text:style-name="P14"><text:span text:style-name="T1">Задание 6. </text:span><text:span text:style-name="T3">Выполните обзор документа совместно с руководителем проекта и заказчиком бота для его согласования и утверждения.</text:span></text:p>
      <text:p text:style-name="P9"/>
      <text:p text:style-name="P9"/>
      <text:p text:style-name="P5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Цифровой идиот</text:p>
          </table:table-cell>
          <table:table-cell table:style-name="Таблица3.A1" office:value-type="string">
            <text:p text:style-name="Table_20_Contents">Вневение пациентов в базу данных, а также запись на прием к выбранному врачу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55:28.157497611</meta:creation-date>
    <dc:date>2023-11-29T11:03:35.813613798</dc:date>
    <meta:editing-duration>PT1H17M42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3" meta:paragraph-count="86" meta:word-count="766" meta:character-count="6034" meta:non-whitespace-character-count="5347"/>
  </office:meta>
</office:document-meta>
</file>